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Garamond1" svg:font-family="Garamond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cm" fo:margin-left="0cm" table:align="left" style:writing-mode="lr-tb"/>
    </style:style>
    <style:style style:name="Table4.A" style:family="table-column">
      <style:table-column-properties style:column-width="3.17cm"/>
    </style:style>
    <style:style style:name="Table4.B" style:family="table-column">
      <style:table-column-properties style:column-width="8.271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2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6.181cm"/>
    </style:style>
    <style:style style:name="Table2.B" style:family="table-column">
      <style:table-column-properties style:column-width="0.967cm"/>
    </style:style>
    <style:style style:name="Table2.C" style:family="table-column">
      <style:table-column-properties style:column-width="1.102cm"/>
    </style:style>
    <style:style style:name="Table2.D" style:family="table-column">
      <style:table-column-properties style:column-width="6.676cm"/>
    </style:style>
    <style:style style:name="Table2.E" style:family="table-column">
      <style:table-column-properties style:column-width="1.77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officeooo:rsid="002dc85c" officeooo:paragraph-rsid="002dc85c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text-properties style:font-name="Garamond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6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9" style:family="paragraph" style:parent-style-name="Standard">
      <style:text-properties style:font-name="Garamond" officeooo:paragraph-rsid="001f79ea"/>
    </style:style>
    <style:style style:name="P10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Garamond" fo:font-size="8pt" officeooo:rsid="002fa959" officeooo:paragraph-rsid="002fa959" style:font-size-asian="8pt" style:font-size-complex="8pt"/>
    </style:style>
    <style:style style:name="P13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Garamond" fo:font-size="10pt" officeooo:rsid="002f4103" officeooo:paragraph-rsid="002f4103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rsid="0031db49" officeooo:paragraph-rsid="0031db4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f4103" officeooo:paragraph-rsid="002f410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fa959" officeooo:paragraph-rsid="002fa95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303b6f" officeooo:paragraph-rsid="00303b6f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Garamond" fo:font-size="12pt" style:font-size-asian="12pt" style:font-size-complex="12pt"/>
    </style:style>
    <style:style style:name="P24" style:family="paragraph" style:parent-style-name="Table_20_Contents">
      <style:text-properties style:font-name="Garamond" fo:font-size="12pt" officeooo:rsid="0028aa17" officeooo:paragraph-rsid="0028aa17" style:font-size-asian="12pt" style:font-size-complex="12pt"/>
    </style:style>
    <style:style style:name="P25" style:family="paragraph" style:parent-style-name="Table_20_Contents">
      <style:text-properties style:font-name="Garamond" fo:font-size="12pt" officeooo:rsid="0029d6cb" officeooo:paragraph-rsid="0029d6cb" style:font-size-asian="12pt" style:font-size-complex="12pt"/>
    </style:style>
    <style:style style:name="P26" style:family="paragraph" style:parent-style-name="Table_20_Contents">
      <style:text-properties style:font-name="Garamond" fo:font-size="12pt" officeooo:rsid="0032f2ec" officeooo:paragraph-rsid="0032f2ec" style:font-size-asian="12pt" style:font-size-complex="12pt"/>
    </style:style>
    <style:style style:name="P27" style:family="paragraph" style:parent-style-name="Table_20_Contents">
      <style:text-properties style:font-name="Garamond" fo:font-size="9pt" officeooo:rsid="0028aa17" officeooo:paragraph-rsid="0028aa17" style:font-size-asian="9pt" style:font-size-complex="9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officeooo:rsid="002c2fde" officeooo:paragraph-rsid="002c2fde" style:font-size-asian="16pt" style:font-weight-asian="bold" style:font-size-complex="16pt" style:font-weight-complex="bold"/>
    </style:style>
    <style:style style:name="P29" style:family="paragraph" style:parent-style-name="Heading_20_1">
      <style:text-properties style:font-name="Garamond" fo:font-size="10pt" style:font-size-asian="10pt" style:font-size-complex="10pt"/>
    </style:style>
    <style:style style:name="P30" style:family="paragraph" style:parent-style-name="Heading_20_1" style:master-page-name="">
      <style:paragraph-properties fo:margin-left="0cm" fo:margin-right="0cm" fo:margin-top="0.423cm" fo:margin-bottom="0.106cm" style:contextual-spacing="false" fo:orphans="2" fo:widows="2" fo:text-indent="0cm" style:auto-text-indent="false" style:page-number="auto" fo:keep-with-next="always" style:writing-mode="lr-tb"/>
      <style:text-properties style:font-name="Garamond" fo:font-size="10pt" officeooo:rsid="001f79ea" officeooo:paragraph-rsid="001f79ea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Garamond" fo:font-size="10pt" officeooo:rsid="0031db49" officeooo:paragraph-rsid="0034b08c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Garamond" fo:font-size="10pt" officeooo:rsid="00295266" officeooo:paragraph-rsid="00295266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Garamond" fo:font-size="10pt" officeooo:rsid="0034b08c" officeooo:paragraph-rsid="0034b08c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Garamond" fo:font-size="10pt" officeooo:rsid="0034ef4d" officeooo:paragraph-rsid="0034ef4d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Garamond" fo:font-size="10pt" officeooo:rsid="00364a1f" officeooo:paragraph-rsid="00364a1f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Garamond" fo:font-size="10pt" officeooo:rsid="00369eea" officeooo:paragraph-rsid="00369eea" style:font-size-asian="10pt" style:font-size-complex="10pt"/>
    </style:style>
    <style:style style:name="P38" style:family="paragraph" style:parent-style-name="Table_20_Contents">
      <style:text-properties style:font-name="Garamond" fo:font-size="12pt" officeooo:rsid="0034b08c" officeooo:paragraph-rsid="0034b08c" style:font-size-asian="12pt" style:font-size-complex="12pt"/>
    </style:style>
    <style:style style:name="T1" style:family="text">
      <style:text-properties style:font-name="Garamon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Garamond1" fo:font-size="12pt" fo:font-style="normal" fo:font-weight="normal" officeooo:rsid="0028aa17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Garamond1" fo:font-size="6pt" style:font-size-asian="6pt" style:font-size-complex="6pt"/>
    </style:style>
    <style:style style:name="T4" style:family="text">
      <style:text-properties style:font-name="Garamond1" fo:font-size="6pt" officeooo:rsid="00278b98" style:font-size-asian="6pt" style:font-size-complex="6pt"/>
    </style:style>
    <style:style style:name="T5" style:family="text">
      <style:text-properties style:text-position="super 58%" style:font-name="Garamond1" fo:font-size="6pt" officeooo:rsid="00278b98" style:font-size-asian="6pt" style:font-size-complex="6pt"/>
    </style:style>
    <style:style style:name="T6" style:family="text">
      <style:text-properties officeooo:rsid="001e841b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14dbe" style:font-size-asian="10pt" style:font-size-complex="10pt"/>
    </style:style>
    <style:style style:name="T9" style:family="text">
      <style:text-properties officeooo:rsid="00245f7a"/>
    </style:style>
    <style:style style:name="T10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11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4b08c"/>
    </style:style>
    <style:style style:name="T15" style:family="text">
      <style:text-properties officeooo:rsid="0034ef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print Review Checklist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4">Project Name</text:p>
          </table:table-cell>
          <table:table-cell table:style-name="Table4.A1" office:value-type="string">
            <text:p text:style-name="P26">UTut: University Tutor</text:p>
          </table:table-cell>
          <table:table-cell table:style-name="Table4.A1" office:value-type="string">
            <text:p text:style-name="P24">Project ID</text:p>
            <text:p text:style-name="P27">(if applicable)</text:p>
          </table:table-cell>
          <table:table-cell table:style-name="Table4.D1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4">Reviewer’s Name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4">Sprint No.</text:p>
          </table:table-cell>
          <table:table-cell table:style-name="Table4.D2" office:value-type="string">
            <text:p text:style-name="P38">1</text:p>
          </table:table-cell>
        </table:table-row>
        <table:table-row>
          <table:table-cell table:style-name="Table4.A2" office:value-type="string">
            <text:p text:style-name="P25">Review Date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Standard"/>
          </table:table-cell>
          <table:table-cell table:style-name="Table4.D2" office:value-type="string">
            <text:p text:style-name="Standard"/>
          </table:table-cell>
        </table:table-row>
      </table:table>
      <text:p text:style-name="P7"/>
      <text:p text:style-name="P4">This checklist is to be used to assess <text:span text:style-name="T6">if sprint goals have been achieved during the sprint. <text:s/>Particularly, if the target features of the software have been built based on user acceptance criteria.</text:span></text:p>
      <text:p text:style-name="P3"/>
      <text:p text:style-name="P8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19"><text:span text:style-name="T6">User Acceptance </text:span>Criteria</text:p>
          </table:table-cell>
          <table:table-cell table:style-name="Table2.A1" table:number-columns-spanned="2" office:value-type="string">
            <text:p text:style-name="P19">Compl<text:span text:style-name="T9">iance</text:span></text:p>
          </table:table-cell>
          <table:covered-table-cell/>
          <table:table-cell table:style-name="Table2.A1" table:number-rows-spanned="2" office:value-type="string">
            <text:p text:style-name="P19">Remarks</text:p>
          </table:table-cell>
          <table:table-cell table:style-name="Table2.E1" table:number-rows-spanned="2" office:value-type="string">
            <text:p text:style-name="P22">Estimated</text:p>
            <text:p text:style-name="P20">Value</text:p>
          </table:table-cell>
        </table:table-row>
        <table:table-row>
          <table:covered-table-cell/>
          <table:table-cell table:style-name="Table2.B2" office:value-type="string">
            <text:p text:style-name="P14">Yes</text:p>
          </table:table-cell>
          <table:table-cell table:style-name="Table2.B2" office:value-type="string">
            <text:p text:style-name="P14">No</text:p>
          </table:table-cell>
          <table:covered-table-cell/>
          <table:covered-table-cell/>
        </table:table-row>
        <table:table-row>
          <table:table-cell table:style-name="Table2.B2" office:value-type="string">
            <text:p text:style-name="P34">UC-1.1-S1: Account Creation Success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33"/>
          </table:table-cell>
          <table:table-cell table:style-name="Table2.E3" office:value-type="string">
            <text:p text:style-name="P34">8</text:p>
          </table:table-cell>
        </table:table-row>
        <table:table-row>
          <table:table-cell table:style-name="Table2.B2" office:value-type="string">
            <text:p text:style-name="P34">UC-1.1-S2: Account Creation Failure: Incomplete Information provided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33"/>
          </table:table-cell>
          <table:table-cell table:style-name="Table2.E3" office:value-type="string">
            <text:p text:style-name="P34">8</text:p>
          </table:table-cell>
        </table:table-row>
        <table:table-row>
          <table:table-cell table:style-name="Table2.B2" office:value-type="string">
            <text:p text:style-name="P35">UC-1.1-S3: Account Creation Failure: User already exists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37">There already exists a user with the same username</text:p>
          </table:table-cell>
          <table:table-cell table:style-name="Table2.E3" office:value-type="string">
            <text:p text:style-name="P36">8</text:p>
          </table:table-cell>
        </table:table-row>
        <table:table-row>
          <table:table-cell table:style-name="Table2.B2" office:value-type="string">
            <text:p text:style-name="P18">UC-<text:span text:style-name="T14">9</text:span>.0-S1: Successful Login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33"/>
          </table:table-cell>
          <table:table-cell table:style-name="Table2.E3" office:value-type="string">
            <text:p text:style-name="P34">21</text:p>
          </table:table-cell>
        </table:table-row>
        <table:table-row>
          <table:table-cell table:style-name="Table2.B2" office:value-type="string">
            <text:p text:style-name="P18">UC-<text:span text:style-name="T14">9</text:span>.0-S2: <text:span text:style-name="T14">Unsuccessful Login: User does not exist</text:span>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E3" office:value-type="string">
            <text:p text:style-name="P34">21</text:p>
          </table:table-cell>
        </table:table-row>
        <table:table-row>
          <table:table-cell table:style-name="Table2.B2" office:value-type="string">
            <text:p text:style-name="P31">UC-<text:span text:style-name="T14">9</text:span>.0-S<text:span text:style-name="T14">3</text:span>: <text:span text:style-name="T14">Unsuccessful Login : Incorrect Password</text:span>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34">Assumes User exists</text:p>
          </table:table-cell>
          <table:table-cell table:style-name="Table2.E3" office:value-type="string">
            <text:p text:style-name="P34">21</text:p>
          </table:table-cell>
        </table:table-row>
        <table:table-row>
          <table:table-cell table:style-name="Table2.B2" office:value-type="string">
            <text:p text:style-name="P21">TOTAL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3"/>
          </table:table-cell>
          <table:table-cell table:style-name="Table2.E3" office:value-type="string">
            <text:p text:style-name="P36">87</text:p>
          </table:table-cell>
        </table:table-row>
        <table:table-row>
          <table:table-cell table:style-name="Table2.B2" table:number-columns-spanned="4" office:value-type="string">
            <text:p text:style-name="P17"><text:span text:style-name="T12">Team Velocity</text:span> (Add all values of UAC that have been complied)</text:p>
          </table:table-cell>
          <table:covered-table-cell/>
          <table:covered-table-cell/>
          <table:covered-table-cell/>
          <table:table-cell table:style-name="Table2.E3" office:value-type="string">
            <text:p text:style-name="P13"/>
          </table:table-cell>
        </table:table-row>
      </table:table>
      <text:p text:style-name="P5"/>
      <text:p text:style-name="P9"><text:span text:style-name="T8">Tester's</text:span><text:span text:style-name="T7"> Comments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10">U</text:span><text:span text:style-name="T11">sability Goals:</text:span></text:p>
      <text:h text:style-name="P30" text:outline-level="1"><text:span text:style-name="T13">If interfaces will be delivered at the end of the sprint, <text:s/>evaluate the system according to Nielsen's Usability Heuristics. <text:s text:c="3"/>For items that are not applicable, check </text:span><text:span text:style-name="T12">NA</text:span><text:span text:style-name="T13">.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1">Nielsen's Usability Heuristics</text:p>
          </table:table-cell>
          <table:table-cell table:style-name="Table3.A1" table:number-columns-spanned="5" office:value-type="string">
            <text:p text:style-name="P10"><text:s/>Strongly <text:s text:c="70"/>Strongly</text:p>
            <text:p text:style-name="P10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1">NA</text:p>
          </table:table-cell>
        </table:table-row>
        <table:table-row>
          <table:covered-table-cell/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2</text:p>
          </table:table-cell>
          <table:table-cell table:style-name="Table3.B2" office:value-type="string">
            <text:p text:style-name="P15">3</text:p>
          </table:table-cell>
          <table:table-cell table:style-name="Table3.B2" office:value-type="string">
            <text:p text:style-name="P15">4</text:p>
          </table:table-cell>
          <table:table-cell table:style-name="Table3.B2" office:value-type="string">
            <text:p text:style-name="P15">5</text:p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6">Simple and Natural Dialogue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Speaks the Users' Language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Minimize User Memory Load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Consistency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Feedback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Clearly Marked Exit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Shortcut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Good Error Message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Prevent Error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Help and Documentation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</table:table>
      <text:h text:style-name="P29" text:outline-level="1"/>
      <text:h text:style-name="P29" text:outline-level="1">Reviewer’s Comments:<text:line-break/></text:h>
      <text:p text:style-name="P6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Garamond1" svg:font-family="Garamond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officeooo:rsid="002dc85c" officeooo:paragraph-rsid="002dc85c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Garamond1" fo:font-size="12pt" fo:font-style="normal" fo:font-weight="normal" officeooo:rsid="0028aa17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font-name="Garamon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font-name="Garamond1" fo:font-size="6pt" officeooo:rsid="00278b98" style:font-size-asian="6pt" style:font-size-complex="6pt"/>
    </style:style>
    <style:style style:name="MT4" style:family="text">
      <style:text-properties style:text-position="super 58%" style:font-name="Garamond1" fo:font-size="6pt" officeooo:rsid="00278b98" style:font-size-asian="6pt" style:font-size-complex="6pt"/>
    </style:style>
    <style:style style:name="MT5" style:family="text">
      <style:text-properties style:font-name="Garamond1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</text:span><text:span text:style-name="MT2">oftware Engineering II</text:span></text:p>
      </style:header>
      <style:footer>
        <text:p text:style-name="MP2"><text:span text:style-name="Page_20_Number"><text:span text:style-name="MT3">rcsolamo: 2</text:span></text:span><text:span text:style-name="Page_20_Number"><text:span text:style-name="MT4">nd</text:span></text:span><text:span text:style-name="Page_20_Number"><text:span text:style-name="MT3"> AY 2017-2018</text:span></text:span><text:span text:style-name="Page_20_Number"><text:span text:style-name="MT5"><text:tab/><text:tab/></text:span></text:span><text:span text:style-name="Page_20_Number"><text:span text:style-name="MT5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1-26T14:33:57.414434538</dc:date>
    <meta:print-date>2006-07-28T14:33:00</meta:print-date>
    <meta:editing-cycles>33</meta:editing-cycles>
    <meta:editing-duration>PT1H48M13S</meta:editing-duration>
    <meta:generator>LibreOffice/4.2.6.3$Linux_X86_64 LibreOffice_project/420m0$Build-3</meta:generator>
    <meta:document-statistic meta:table-count="3" meta:image-count="0" meta:object-count="0" meta:page-count="2" meta:paragraph-count="61" meta:word-count="229" meta:character-count="1625" meta:non-whitespace-character-count="1306"/>
  </office:meta>
</office:document-meta>
</file>